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44d" officeooo:paragraph-rsid="0013644d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3644d" officeooo:paragraph-rsid="0013644d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3644d" officeooo:paragraph-rsid="00155395"/>
    </style:style>
    <style:style style:name="P4" style:family="paragraph" style:parent-style-name="Standard" style:list-style-name="L3">
      <style:paragraph-properties fo:text-align="start" style:justify-single-word="false"/>
      <style:text-properties fo:language="en" fo:country="US" officeooo:rsid="0016f5fa" officeooo:paragraph-rsid="00173de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73de4" officeooo:paragraph-rsid="00173de4"/>
    </style:style>
    <style:style style:name="P6" style:family="paragraph" style:parent-style-name="Standard" style:list-style-name="L3">
      <style:paragraph-properties fo:text-align="start" style:justify-single-word="false"/>
      <style:text-properties fo:language="en" fo:country="US" officeooo:rsid="00173de4" officeooo:paragraph-rsid="00173de4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3de4" officeooo:paragraph-rsid="001599db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599db"/>
    </style:style>
    <style:style style:name="P9" style:family="paragraph" style:parent-style-name="Standard" style:list-style-name="L3">
      <style:paragraph-properties fo:text-align="start" style:justify-single-word="false"/>
      <style:text-properties fo:language="ru" fo:country="RU" officeooo:rsid="00173de4" officeooo:paragraph-rsid="00173de4"/>
    </style:style>
    <style:style style:name="P10" style:family="paragraph" style:parent-style-name="Standard" style:list-style-name="L3">
      <style:paragraph-properties fo:text-align="start" style:justify-single-word="false"/>
      <style:text-properties fo:language="ru" fo:country="RU" officeooo:rsid="0017d243" officeooo:paragraph-rsid="0017d243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7d243" officeooo:paragraph-rsid="0017d24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3de4"/>
    </style:style>
    <style:style style:name="T4" style:family="text">
      <style:text-properties fo:language="ru" fo:country="RU" officeooo:rsid="001599db"/>
    </style:style>
    <style:style style:name="T5" style:family="text">
      <style:text-properties officeooo:rsid="001869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 </text:p>
      <text:p text:style-name="P2"><text:span text:style-name="T5">Bombardo</text:span> Game Protocol</text:p>
      <text:p text:style-name="P2"/>
      <text:p text:style-name="P3"/>
      <text:list xml:id="list1973684540" text:style-name="L3">
        <text:list-item>
          <text:p text:style-name="P11"><text:span text:style-name="T4">Н</text:span><text:span text:style-name="T2">азначение</text:span></text:p>
        </text:list-item>
        <text:list-item>
          <text:p text:style-name="P8"><text:span text:style-name="T4">Кадр с ожиданием ответа</text:span></text:p>
        </text:list-item>
        <text:list-item>
          <text:p text:style-name="P4"><text:span text:style-name="T3">К</text:span><text:span text:style-name="T4">адр </text:span><text:span text:style-name="T3">передачи потока</text:span></text:p>
        </text:list-item>
        <text:list-item>
          <text:p text:style-name="P6"><text:span text:style-name="T2">Пакеты</text:span></text:p>
          <text:list>
            <text:list-item>
              <text:p text:style-name="P6"><text:span text:style-name="T2">Подключение к серверу </text:span>(Login)</text:p>
            </text:list-item>
            <text:list-item>
              <text:p text:style-name="P9">Создание игрока <text:span text:style-name="T1">(CreatePlayer)</text:span></text:p>
            </text:list-item>
            <text:list-item>
              <text:p text:style-name="P10">Проверка связи <text:span text:style-name="T1">(Ping)</text:span></text:p>
            </text:list-item>
            <text:list-item>
              <text:p text:style-name="P10"><text:span text:style-name="T1"/></text:p>
            </text:list-item>
          </text:list>
        </text:list-item>
      </text:list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46:52.280000000</meta:creation-date>
    <dc:date>2018-02-06T22:00:43.230000000</dc:date>
    <meta:editing-duration>PT13M4S</meta:editing-duration>
    <meta:editing-cycles>7</meta:editing-cycles>
    <meta:generator>LibreOffice/6.0.0.3$Windows_x86 LibreOffice_project/64a0f66915f38c6217de274f0aa8e15618924765</meta:generator>
    <meta:document-statistic meta:table-count="0" meta:image-count="0" meta:object-count="0" meta:page-count="1" meta:paragraph-count="10" meta:word-count="31" meta:character-count="186" meta:non-whitespace-character-count="171"/>
  </office:meta>
</office:document-meta>
</file>